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justify"/>
      <style:text-properties style:font-name="Times New Roman" style:font-name-complex="Times New Roman"/>
    </style:style>
    <style:style style:name="P2" style:parent-style-name="Normal" style:family="paragraph">
      <style:paragraph-properties fo:text-align="justify"/>
      <style:text-properties style:font-name="Times New Roman" style:font-name-complex="Times New Roman"/>
    </style:style>
    <style:style style:name="P3" style:parent-style-name="ListParagraph" style:list-style-name="LFO6" style:family="paragraph">
      <style:paragraph-properties fo:text-align="justify"/>
      <style:text-properties style:font-name="Times New Roman" style:font-name-complex="Times New Roman"/>
    </style:style>
    <style:style style:name="P4" style:parent-style-name="ListParagraph" style:list-style-name="LFO7" style:family="paragraph">
      <style:paragraph-properties fo:text-align="justify"/>
      <style:text-properties style:font-name="Times New Roman" style:font-name-complex="Times New Roman"/>
    </style:style>
    <style:style style:name="P5" style:parent-style-name="ListParagraph" style:list-style-name="LFO7" style:family="paragraph">
      <style:paragraph-properties fo:text-align="justify"/>
      <style:text-properties style:font-name="Times New Roman" style:font-name-complex="Times New Roman"/>
    </style:style>
    <style:style style:name="P6" style:parent-style-name="ListParagraph" style:list-style-name="LFO7" style:family="paragraph">
      <style:paragraph-properties fo:text-align="justify"/>
      <style:text-properties style:font-name="Times New Roman" style:font-name-complex="Times New Roman"/>
    </style:style>
    <style:style style:name="P7" style:parent-style-name="ListParagraph" style:list-style-name="LFO7" style:family="paragraph">
      <style:paragraph-properties fo:text-align="justify"/>
      <style:text-properties style:font-name="Times New Roman" style:font-name-complex="Times New Roman"/>
    </style:style>
    <style:style style:name="P8" style:parent-style-name="ListParagraph" style:list-style-name="LFO7" style:family="paragraph">
      <style:paragraph-properties fo:text-align="justify"/>
      <style:text-properties style:font-name="Times New Roman" style:font-name-complex="Times New Roman"/>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ListParagraph" style:list-style-name="LFO6" style:family="paragraph">
      <style:paragraph-properties fo:text-align="justify"/>
      <style:text-properties style:font-name="Times New Roman" style:font-name-complex="Times New Roman"/>
    </style:style>
    <style:style style:name="P13" style:parent-style-name="ListParagraph" style:list-style-name="LFO8" style:family="paragraph">
      <style:paragraph-properties fo:text-align="justify"/>
      <style:text-properties style:font-name="Times New Roman" style:font-name-complex="Times New Roman"/>
    </style:style>
    <style:style style:name="P14" style:parent-style-name="ListParagraph" style:list-style-name="LFO8" style:family="paragraph">
      <style:paragraph-properties fo:text-align="justify"/>
      <style:text-properties style:font-name="Times New Roman" style:font-name-complex="Times New Roman"/>
    </style:style>
    <style:style style:name="P15" style:parent-style-name="Normal" style:family="paragraph">
      <style:paragraph-properties fo:text-align="justify"/>
      <style:text-properties style:font-name="Times New Roman" style:font-name-complex="Times New Roman"/>
    </style:style>
    <style:style style:name="P16" style:parent-style-name="ListParagraph" style:list-style-name="LFO6" style:family="paragraph">
      <style:paragraph-properties fo:text-align="justify"/>
      <style:text-properties style:font-name="Times New Roman" style:font-name-complex="Times New Roman"/>
    </style:style>
    <style:style style:name="P17" style:parent-style-name="ListParagraph" style:list-style-name="LFO9" style:family="paragraph">
      <style:paragraph-properties fo:text-align="justify"/>
      <style:text-properties style:font-name="Times New Roman" style:font-name-complex="Times New Roman"/>
    </style:style>
    <style:style style:name="P18" style:parent-style-name="ListParagraph" style:list-style-name="LFO9" style:family="paragraph">
      <style:paragraph-properties fo:text-align="justify"/>
      <style:text-properties style:font-name="Times New Roman" style:font-name-complex="Times New Roman"/>
    </style:style>
    <style:style style:name="P19" style:parent-style-name="Normal" style:family="paragraph">
      <style:paragraph-properties fo:text-align="justify"/>
      <style:text-properties style:font-name="Times New Roman" style:font-name-complex="Times New Roman"/>
    </style:style>
    <style:style style:name="P20" style:parent-style-name="ListParagraph" style:list-style-name="LFO6" style:family="paragraph">
      <style:paragraph-properties fo:text-align="justify"/>
      <style:text-properties style:font-name="Times New Roman" style:font-name-complex="Times New Roman"/>
    </style:style>
    <style:style style:name="P21" style:parent-style-name="Normal" style:family="paragraph">
      <style:paragraph-properties fo:text-align="justify"/>
      <style:text-properties style:font-name="Times New Roman" style:font-name-complex="Times New Roman"/>
    </style:style>
    <style:style style:name="P22" style:parent-style-name="Normal" style:family="paragraph">
      <style:paragraph-properties fo:text-align="justify"/>
      <style:text-properties style:font-name="Times New Roman" style:font-name-complex="Times New Roman"/>
    </style:style>
  </office:automatic-styles>
  <office:body>
    <office:text text:use-soft-page-breaks="true">
      <text:p text:style-name="P1">Hausaufgabe: Ubung 1</text:p>
      <text:p text:style-name="P2"/>
      <text:list text:style-name="LFO6" text:continue-numbering="true">
        <text:list-item>
          <text:p text:style-name="P3">In einem Klassendiagramm gibt es folgende Beziehungen:</text:p>
        </text:list-item>
      </text:list>
      <text:list text:style-name="LFO7" text:continue-numbering="true">
        <text:list-item>
          <text:p text:style-name="P4">Assoziationen: Sie repräsentieren die Verbindung zwischen zwei Klassen und können einseitig oder zweiseitig sein. Zum Beispiel könnte eine "Student"-Klasse mit einer "Schule"-Klasse assoziiert sein, weil ein Student eine Schule besucht. Nehmen wir an, wir haben eine Klasse namens Arzt und eine andere Klasse namens Krankenhaus. Eine Assoziation könnte dargestellt werden, indem man zeigt, dass ein Arzt mit einem Krankenhaus verbunden ist, weil der Arzt in einem Krankenhaus arbeitet. Die Beziehung könnte beidseitig sein, da das Krankenhaus Ärzte beschäftigt und der Arzt im Krankenhaus arbeitet.</text:p>
        </text:list-item>
        <text:list-item>
          <text:p text:style-name="P5">Aggregationen: Sie stellen eine "Ganzes-Teil"-Beziehung dar, jedoch mit keinem strikten Besitzanspruch. Zum Beispiel ist eine "Prozessor"-Klasse Teil einer "Computer"-Klasse, aber der Computer hört nicht auf zu existieren, wenn der Prozessor entfernt wird. Ein Beispiel für eine Aggregation könnte zwischen einer Klasse Motor und einer Klasse Auto bestehen. Das Auto setzt sich aus vielen Teilen zusammen, einschließlich des Motors. Der Motor ist ein wichtiger Teil des Autos, aber das Auto bleibt ein Auto, auch wenn der Motor entfernt wird – es wäre nur nicht funktionsfähig. Die Aggregation drückt eine "hat-ein"-Beziehung mit nicht exklusiver Zugehörigkeit aus.</text:p>
        </text:list-item>
        <text:list-item>
          <text:p text:style-name="P6">Kompositionen: Eine stärkere Form der Aggregation mit striktem Besitzanspruch. Wenn das "Ganze" entfernt wird, wird auch der "Teil" entfernt. Zum Beispiel könnte eine "Zimmer"-Klasse eine Komposition innerhalb einer "Gebäude"-Klasse sein; wenn das Gebäude abgerissen wird, dann auch die Zimmer. Ein Beispiel für Komposition könnte die Beziehung zwischen einer Klasse Zimmer und einer Klasse Haus sein. Ein Haus besteht aus mehreren Zimmern. Wenn das Haus abgerissen wird, dann werden auch die Zimmer vernichtet, was die starke Abhängigkeit und Zugehörigkeit innerhalb der Kompositionsbeziehung unterstreicht.</text:p>
        </text:list-item>
        <text:list-item>
          <text:p text:style-name="P7">Generalisierungen (Vererbung): Sie repräsentieren eine "ist-ein"-Beziehung zwischen einer allgemeineren Klasse (dem Elternteil) und einer spezifischeren Klasse (dem Kind). Zum Beispiel könnte eine "Auto"-Klasse von einer "Fahrzeug"-Klasse erben. Ein klassisches Beispiel für Vererbung ist die Beziehung zwischen einer allgemeinen Klasse Fahrzeug und einer spezifischeren Klasse Auto. Ein Auto ist eine spezialisierte Form eines Fahrzeugs und erbt daher alle Eigenschaften und Verhaltensweisen eines Fahrzeugs, kann aber zusätzliche Eigenschaften oder Verhaltensweisen haben, die spezifisch für ein Auto sind.</text:p>
        </text:list-item>
        <text:list-item>
          <text:p text:style-name="P8">Abhängigkeiten: Diese Beziehungen bestehen, wenn eine Klasse von einer anderen abhängt, weil sie diese zu einem bestimmten Zeitpunkt verwendet. Zum Beispiel könnte eine "Person"-Klasse von einer "Fahrzeug"-Klasse abhängig sein, wenn die Person ein Fahrzeug benutzt.<text:s/></text:p>
        </text:list-item>
      </text:list>
      <text:p text:style-name="P9"/>
      <text:p text:style-name="P10"/>
      <text:p text:style-name="P11"/>
      <text:list text:style-name="LFO6" text:continue-numbering="true">
        <text:list-item>
          <text:p text:style-name="P12">Unterschiede zwischen einem Aktivitätsdiagramm und einem Sequenzdiagramm:</text:p>
        </text:list-item>
      </text:list>
      <text:list text:style-name="LFO8" text:continue-numbering="true">
        <text:list-item>
          <text:p text:style-name="P13">Aktivitätsdiagramme: Sie werden verwendet, um den Arbeitsablauf eines Systems zu modellieren. Ein Aktivitätsdiagramm zeigt die Abfolge von Schritten, die eine komplexe Aktivität umfassen, einschließlich Entscheidungspunkten, paralleler Verarbeitung und gleichzeitigen Aktivitäten. Es<text:s/><text:soft-page-break/>geht mehr um den Fluss der Kontrolle. Ein Beispiel für eine Abhängigkeit könnte die Beziehung zwischen einer Klasse Person und einer Klasse Buch. Wenn die Person die Methode lesen ausführt, könnte sie ein Buch benötigen. Die Person ist daher für die Durchführung dieser speziellen Aktivität vom Buch abhängig.</text:p>
        </text:list-item>
        <text:list-item>
          <text:p text:style-name="P14">Sequenzdiagramme: Sie werden verwendet, um die Interaktionen zwischen Objekten in sequenzieller Reihenfolge zu modellieren. Sie konzentrieren sich auf den Nachrichtenaustausch zwischen mehreren Objekten und zeigen die Abfolge von Nachrichten und ihre entsprechende Reihenfolge über die Zeit.</text:p>
        </text:list-item>
      </text:list>
      <text:p text:style-name="P15"/>
      <text:list text:style-name="LFO6" text:continue-numbering="true">
        <text:list-item>
          <text:p text:style-name="P16">Unterschiede zwischen einem Komponentendiagramm und einem Kompositionsstrukturdiagramm:</text:p>
        </text:list-item>
      </text:list>
      <text:list text:style-name="LFO9" text:continue-numbering="true">
        <text:list-item>
          <text:p text:style-name="P17">Komponentendiagramme: Sie werden verwendet, um die physischen Aspekte eines Systems zu modellieren. Dieses Diagramm zeigt die Organisation und Abhängigkeiten zwischen einer Reihe von Komponenten, die Softwarekomponenten oder Module sein können.</text:p>
        </text:list-item>
        <text:list-item>
          <text:p text:style-name="P18">Kompositionsstrukturdiagramme: Sie zeigen die interne Struktur einer Klasse und die Zusammenarbeit, die diese Struktur ermöglicht. Dieses Diagramm kann interne Teile, Ports, durch die die Teile mit der Umgebung interagieren, und Verbindungen zwischen den Teilen enthalten.</text:p>
        </text:list-item>
      </text:list>
      <text:p text:style-name="P19"/>
      <text:list text:style-name="LFO6" text:continue-numbering="true">
        <text:list-item>
          <text:p text:style-name="P20">Use-Case-Diagramme werden genutzt für:</text:p>
        </text:list-item>
      </text:list>
      <text:p text:style-name="P21">Sie werden verwendet, um die Interaktionen zwischen "Akteuren" und dem System selbst zu identifizieren. Ein Akteur repräsentiert einen Benutzer oder ein anderes System, das mit dem Subjekt interagiert. Use-Case-Diagramme veranschaulichen die vom System bereitgestellte Funktionalität in Bezug auf Akteure, ihre Ziele, dargestellt als Use-Cases, und jegliche Abhängigkeiten zwischen diesen Use-Cases. Sie helfen Stakeholdern, das System zu verstehen, Anforderungen zu bestimmen und diese sowohl innerhalb des Entwicklungsteams als auch mit Kunden zu kommunizieren.</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gdan Oprisiu</meta:initial-creator>
    <dc:creator>Bogdan Oprisiu</dc:creator>
    <meta:creation-date>2024-03-12T19:49:00Z</meta:creation-date>
    <dc:date>2024-03-12T19:58:00Z</dc:date>
    <meta:template xlink:href="Normal" xlink:type="simple"/>
    <meta:editing-cycles>1</meta:editing-cycles>
    <meta:editing-duration>PT540S</meta:editing-duration>
    <meta:document-statistic meta:page-count="2" meta:paragraph-count="9" meta:word-count="746" meta:character-count="4993" meta:row-count="35" meta:non-whitespace-character-count="4256"/>
  </office:meta>
</office:document-meta>
</file>